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11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8"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table:style-name="ce8"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8"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7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Zarowki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Drzewa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Obwarzanki OIG</text:p>
          </table:table-cell>
          <table:table-cell table:style-name="ce11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Domek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0" office:value-type="string">
            <text:p>Skrzaty OIG</text:p>
          </table:table-cell>
          <table:table-cell table:style-name="ce10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1">21.03.2025</text:date>, <text:time>16:46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3-21T16:46:41.68</dc:date>
    <dc:creator>Marek P3mar</dc:creator>
    <meta:editing-duration>PT2H7M21S</meta:editing-duration>
    <meta:editing-cycles>65</meta:editing-cycles>
    <meta:generator>OpenOffice/4.1.13$Win32 OpenOffice.org_project/4113m1$Build-9810</meta:generator>
    <meta:document-statistic meta:table-count="2" meta:cell-count="70" meta:object-count="0"/>
  </office:meta>
</office:document-meta>
</file>